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0.45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1.905cm" svg:x="1.27cm" svg:y="1.27cm">
          <text:p text:style-name="P1"><text:span text:style-name="T1">Station</text:span></text:p>
          <text:p text:style-name="P1"><text:span text:style-name="T1">will se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54cm" svg:height="1.905cm" svg:x="5.08cm" svg:y="1.27cm">
          <text:p text:style-name="P1"><text:span text:style-name="T1">Bus</text:span></text:p>
          <text:p text:style-name="P1"><text:span text:style-name="T1">fre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3.81cm" svg:y1="2.222cm" svg:x2="5.08cm" svg:y2="2.222cm" draw:start-shape="id1" draw:start-glue-point="1" draw:end-shape="id2" draw:end-glue-point="5">
          <text:p/>
        </draw:connector>
        <draw:connector draw:style-name="gr4" draw:text-style-name="P3" draw:layer="layout" draw:type="line" svg:x1="3.81cm" svg:y1="2.222cm" svg:x2="5.08cm" svg:y2="2.222cm" draw:start-shape="id1" draw:start-glue-point="1" draw:end-shape="id2" draw:end-glue-point="5">
          <text:p/>
        </draw:connector>
        <draw:connector draw:style-name="gr4" draw:text-style-name="P3" draw:layer="layout" svg:x1="6.349cm" svg:y1="3.175cm" svg:x2="5.08cm" svg:y2="2.222cm" draw:start-shape="id2" draw:start-glue-point="6" draw:end-shape="id2" draw:end-glue-point="5">
          <text:p/>
        </draw:connector>
        <draw:frame draw:style-name="gr5" draw:text-style-name="P1" draw:layer="layout" svg:width="1.256cm" svg:height="0.702cm" svg:x="5.08cm" svg:y="3.108cm">
          <draw:text-box>
            <text:p text:style-name="P1"><text:span text:style-name="T1">nein</text:span></text:p>
          </draw:text-box>
        </draw:frame>
        <draw:custom-shape draw:style-name="gr1" draw:text-style-name="P2" draw:id="id3" draw:layer="layout" svg:width="2.54cm" svg:height="1.905cm" svg:x="8.89cm" svg:y="1.27cm">
          <text:p text:style-name="P1"><text:span text:style-name="T1">Sende</text:span></text:p>
          <text:p text:style-name="P1"><text:span text:style-name="T1">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62cm" svg:y1="2.222cm" svg:x2="8.89cm" svg:y2="2.222cm" draw:start-shape="id2" draw:start-glue-point="7" draw:end-shape="id3">
          <text:p/>
        </draw:connector>
        <draw:frame draw:style-name="gr5" draw:text-style-name="P1" draw:layer="layout" svg:width="1.256cm" svg:height="0.702cm" svg:x="7.52cm" svg:y="1.47cm">
          <draw:text-box>
            <text:p text:style-name="P1"><text:span text:style-name="T1">ja</text:span></text:p>
          </draw:text-box>
        </draw:frame>
        <draw:custom-shape draw:style-name="gr2" draw:text-style-name="P2" draw:id="id4" draw:layer="layout" svg:width="2.54cm" svg:height="1.905cm" svg:x="12.319cm" svg:y="1.243cm">
          <text:p text:style-name="P1"><text:span text:style-name="T1">Kolli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1.43cm" svg:y1="2.222cm" svg:x2="12.319cm" svg:y2="2.195cm" draw:start-shape="id3" draw:start-glue-point="1" draw:end-shape="id4" draw:end-glue-point="5">
          <text:p/>
        </draw:connector>
        <draw:connector draw:style-name="gr4" draw:text-style-name="P3" draw:layer="layout" svg:x1="13.588cm" svg:y1="3.148cm" svg:x2="11.43cm" svg:y2="4.381cm" draw:start-shape="id4" draw:start-glue-point="6" draw:end-shape="id5" draw:end-glue-point="1">
          <text:p/>
        </draw:connector>
        <draw:custom-shape draw:style-name="gr1" draw:text-style-name="P2" draw:id="id5" draw:layer="layout" svg:width="2.54cm" svg:height="1.905cm" svg:x="8.89cm" svg:y="3.429cm">
          <text:p text:style-name="P1"><text:span text:style-name="T1">Warte</text:span></text:p>
          <text:p text:style-name="P1"><text:span text:style-name="T1">ein bissch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89cm" svg:y1="4.381cm" svg:x2="5.08cm" svg:y2="2.222cm" draw:start-shape="id5" draw:start-glue-point="3" draw:end-shape="id2" draw:end-glue-point="5">
          <text:p/>
        </draw:connector>
        <draw:frame draw:style-name="gr5" draw:text-style-name="P1" draw:layer="layout" svg:width="1.256cm" svg:height="0.702cm" svg:x="12.587cm" svg:y="3.048cm">
          <draw:text-box>
            <text:p text:style-name="P1"><text:span text:style-name="T1">ja</text:span></text:p>
          </draw:text-box>
        </draw:frame>
        <draw:connector draw:style-name="gr4" draw:text-style-name="P3" draw:layer="layout" svg:x1="14.859cm" svg:y1="2.195cm" svg:x2="15.802cm" svg:y2="2.222cm" draw:start-shape="id4" draw:start-glue-point="7" draw:end-shape="id6" draw:end-glue-point="3">
          <text:p/>
        </draw:connector>
        <draw:frame draw:style-name="gr5" draw:text-style-name="P1" draw:layer="layout" svg:width="1.256cm" svg:height="0.702cm" svg:x="14.605cm" svg:y="1.443cm">
          <draw:text-box>
            <text:p text:style-name="P1"><text:span text:style-name="T1">nein</text:span></text:p>
          </draw:text-box>
        </draw:frame>
        <draw:custom-shape draw:style-name="gr1" draw:text-style-name="P2" draw:id="id6" draw:layer="layout" svg:width="2.54cm" svg:height="1.905cm" svg:x="15.802cm" svg:y="1.27cm">
          <text:p text:style-name="P1"><text:span text:style-name="T1">Rest </text:span></text:p>
          <text:p text:style-name="P1"><text:span text:style-name="T1">senden,</text:span></text:p>
          <text:p text:style-name="P1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08T13:28:04</meta:creation-date>
    <dc:date>2007-03-08T13:37:13</dc:date>
    <dc:language>de-DE</dc:language>
    <meta:editing-cycles>2</meta:editing-cycles>
    <meta:editing-duration>PT9M1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